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2"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3"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4"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5"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6"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level-style-number text:level="7" style:num-suffix="." style:num-format="1">
        <style:list-level-properties text:space-before="5.25in" text:min-label-width="0.25in" text:list-level-position-and-space-mode="label-alignment">
          <style:list-level-label-alignment text:label-followed-by="listtab" fo:margin-left="5.5in" fo:text-indent="-0.25in"/>
        </style:list-level-properties>
      </text:list-level-style-number>
      <text:list-level-style-number text:level="8" style:num-suffix="." style:num-format="a" style:num-letter-sync="true">
        <style:list-level-properties text:space-before="5.75in" text:min-label-width="0.25in" text:list-level-position-and-space-mode="label-alignment">
          <style:list-level-label-alignment text:label-followed-by="listtab" fo:margin-left="6in" fo:text-indent="-0.25in"/>
        </style:list-level-properties>
      </text:list-level-style-number>
      <text:list-level-style-number text:level="9" style:num-suffix="." style:num-format="i">
        <style:list-level-properties fo:text-align="end" text:space-before="6.375in" text:min-label-width="0.125in" text:list-level-position-and-space-mode="label-alignment">
          <style:list-level-label-alignment text:label-followed-by="listtab" fo:margin-left="6.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T2" style:parent-style-name="SourceText" style:family="text">
      <style:text-properties style:font-name="Arial" style:font-name-complex="Arial" fo:font-weight="bold" style:font-weight-asian="bold" fo:color="#24292E" fo:font-size="18pt" style:font-size-asian="18pt" style:text-underline-type="single" style:text-underline-style="solid" style:text-underline-width="auto" style:text-underline-mode="continuous"/>
    </style:style>
    <style:style style:name="P3" style:parent-style-name="Normal" style:family="paragraph">
      <style:paragraph-properties fo:text-align="center"/>
    </style:style>
    <style:style style:name="T4" style:parent-style-name="SourceText" style:family="text">
      <style:text-properties style:font-name="Arial" style:font-name-complex="Arial" fo:color="#24292E"/>
    </style:style>
    <style:style style:name="T5" style:parent-style-name="SourceText" style:family="text">
      <style:text-properties style:font-name="Arial" style:font-name-complex="Arial" fo:color="#24292E"/>
    </style:style>
    <style:style style:name="T6" style:parent-style-name="SourceText" style:family="text">
      <style:text-properties style:font-name="Lucida Console" style:font-name-complex="Arial" fo:color="#24292E" fo:font-size="10pt" style:font-size-asian="10pt" fo:background-color="#C0C0C0"/>
    </style:style>
    <style:style style:name="T7" style:parent-style-name="SourceText" style:family="text">
      <style:text-properties style:font-name="Arial" style:font-name-complex="Arial" fo:color="#24292E"/>
    </style:style>
    <style:style style:name="T8" style:parent-style-name="SourceText" style:family="text">
      <style:text-properties style:font-name="Arial" style:font-name-complex="Arial" fo:color="#24292E"/>
    </style:style>
    <style:style style:name="T9" style:parent-style-name="SourceText" style:family="text">
      <style:text-properties style:font-name="Arial" style:font-name-complex="Arial" fo:font-weight="bold" style:font-weight-asian="bold" fo:color="#24292E" style:text-underline-type="single" style:text-underline-style="solid" style:text-underline-width="auto" style:text-underline-mode="continuous"/>
    </style:style>
    <style:style style:name="T10" style:parent-style-name="SourceText" style:family="text">
      <style:text-properties style:font-name="Arial" style:font-name-complex="Arial" fo:font-weight="bold" style:font-weight-asian="bold" fo:color="#24292E" style:text-underline-type="single" style:text-underline-style="solid" style:text-underline-width="auto" style:text-underline-mode="continuous"/>
    </style:style>
    <style:style style:name="T11" style:parent-style-name="SourceText" style:family="text">
      <style:text-properties style:font-name="Arial" style:font-name-complex="Arial" fo:font-weight="bold" style:font-weight-asian="bold" fo:color="#24292E" style:text-underline-type="single" style:text-underline-style="solid" style:text-underline-width="auto" style:text-underline-mode="continuous"/>
    </style:style>
    <style:style style:name="T12" style:parent-style-name="SourceText" style:family="text">
      <style:text-properties style:font-name="Arial" style:font-name-complex="Arial" fo:font-weight="bold" style:font-weight-asian="bold" fo:color="#24292E" style:text-underline-type="single" style:text-underline-style="solid" style:text-underline-width="auto" style:text-underline-mode="continuous"/>
    </style:style>
    <style:style style:name="T13" style:parent-style-name="SourceText" style:family="text">
      <style:text-properties style:font-name="Arial" style:font-name-complex="Arial" fo:font-weight="bold" style:font-weight-asian="bold" fo:color="#24292E" style:text-underline-type="single" style:text-underline-style="solid" style:text-underline-width="auto" style:text-underline-mode="continuous"/>
    </style:style>
    <style:style style:name="P14" style:parent-style-name="ListParagraph" style:list-style-name="LFO3" style:family="paragraph"/>
    <style:style style:name="T15" style:parent-style-name="SourceText" style:family="text">
      <style:text-properties style:font-name="Arial" style:font-name-complex="Arial" fo:color="#24292E"/>
    </style:style>
    <style:style style:name="T16" style:parent-style-name="SourceText" style:family="text">
      <style:text-properties style:font-name="Arial" style:font-name-complex="Arial" fo:font-weight="bold" style:font-weight-asian="bold" fo:color="#24292E"/>
    </style:style>
    <style:style style:name="T17" style:parent-style-name="SourceText" style:family="text">
      <style:text-properties style:font-name="Arial" style:font-name-complex="Arial" fo:color="#24292E"/>
    </style:style>
    <style:style style:name="T18" style:parent-style-name="SourceText" style:family="text">
      <style:text-properties style:font-name="Arial" style:font-name-complex="Arial" fo:color="#24292E"/>
    </style:style>
    <style:style style:name="P19" style:parent-style-name="ListParagraph" style:list-style-name="LFO3" style:family="paragraph"/>
    <style:style style:name="T20" style:parent-style-name="SourceText" style:family="text">
      <style:text-properties style:font-name="Arial" style:font-name-complex="Arial" fo:color="#24292E" style:font-size-complex="12pt"/>
    </style:style>
    <style:style style:name="T21" style:parent-style-name="SourceText" style:family="text">
      <style:text-properties style:font-name="Arial" style:font-name-complex="Arial" fo:color="#24292E" style:font-size-complex="12pt"/>
    </style:style>
    <style:style style:name="T22" style:parent-style-name="Hyperlink" style:family="text">
      <style:text-properties style:font-name="Arial" style:font-name-asian="Nimbus Mono L" style:font-name-complex="Arial" style:font-size-complex="12pt"/>
    </style:style>
    <style:style style:name="P23" style:parent-style-name="ListParagraph" style:list-style-name="LFO3" style:family="paragraph">
      <style:paragraph-properties fo:margin-bottom="0.1041in" style:line-height-at-least="0.2083in"/>
    </style:style>
    <style:style style:name="T24" style:parent-style-name="SourceText" style:family="text">
      <style:text-properties style:font-name="Arial" style:font-name-complex="Arial" fo:color="#24292E" style:font-size-complex="12pt"/>
    </style:style>
    <style:style style:name="T25" style:parent-style-name="SourceText" style:family="text">
      <style:text-properties style:font-name="Arial" style:font-name-complex="Arial" fo:font-weight="bold" style:font-weight-asian="bold" fo:color="#24292E" style:font-size-complex="12pt" style:text-underline-type="single" style:text-underline-style="solid" style:text-underline-width="auto" style:text-underline-mode="continuous"/>
    </style:style>
    <style:style style:name="T26" style:parent-style-name="SourceText" style:family="text">
      <style:text-properties style:font-name="Arial" style:font-name-complex="Arial" fo:color="#24292E" style:font-size-complex="12pt"/>
    </style:style>
    <style:style style:name="T27" style:parent-style-name="Hyperlink" style:family="text">
      <style:text-properties style:font-name="Arial" style:font-name-asian="Nimbus Mono L" style:font-name-complex="Arial" style:font-size-complex="12pt"/>
    </style:style>
    <style:style style:name="P28" style:parent-style-name="ListParagraph" style:list-style-name="LFO3" style:family="paragraph">
      <style:paragraph-properties fo:margin-bottom="0.1041in" style:line-height-at-least="0.2083in"/>
    </style:style>
    <style:style style:name="T29" style:parent-style-name="SourceText" style:family="text">
      <style:text-properties style:font-name="Arial" style:font-name-complex="Arial" fo:color="#24292E" style:font-size-complex="12pt"/>
    </style:style>
    <style:style style:name="T30" style:parent-style-name="SourceText" style:family="text">
      <style:text-properties style:font-name="Arial" style:font-name-complex="Arial" fo:color="#24292E" style:font-size-complex="12pt"/>
    </style:style>
    <style:style style:name="T31" style:parent-style-name="SourceText" style:family="text">
      <style:text-properties style:font-name="Arial" style:font-name-complex="Arial" fo:font-weight="bold" style:font-weight-asian="bold" fo:color="#24292E" style:font-size-complex="12pt" style:text-underline-type="single" style:text-underline-style="solid" style:text-underline-width="auto" style:text-underline-mode="continuous"/>
    </style:style>
    <style:style style:name="T32" style:parent-style-name="SourceText" style:family="text">
      <style:text-properties style:font-name="Arial" style:font-name-complex="Arial" fo:color="#24292E" style:font-size-complex="12pt"/>
    </style:style>
    <style:style style:name="T33" style:parent-style-name="SourceText" style:family="text">
      <style:text-properties style:font-name="Arial" style:font-name-complex="Arial" fo:color="#24292E" style:font-size-complex="12pt"/>
    </style:style>
    <style:style style:name="T34" style:parent-style-name="Hyperlink" style:family="text">
      <style:text-properties style:font-name="Arial" style:font-name-asian="Nimbus Mono L" style:font-name-complex="Arial" style:font-size-complex="12pt"/>
    </style:style>
    <style:style style:name="P35" style:parent-style-name="ListParagraph" style:list-style-name="LFO3" style:family="paragraph">
      <style:paragraph-properties fo:margin-bottom="0.1041in" style:line-height-at-least="0.2083in"/>
    </style:style>
    <style:style style:name="T36" style:parent-style-name="SourceText" style:family="text">
      <style:text-properties style:font-name="Arial" style:font-name-complex="Arial" fo:color="#24292E" style:font-size-complex="12pt"/>
    </style:style>
    <style:style style:name="T37" style:parent-style-name="SourceText" style:family="text">
      <style:text-properties style:font-name="Arial" style:font-name-complex="Arial" fo:color="#24292E" style:font-size-complex="12pt"/>
    </style:style>
    <style:style style:name="T38" style:parent-style-name="SourceText" style:family="text">
      <style:text-properties style:font-name="Lucida Console" style:font-name-complex="Arial" fo:color="#24292E" fo:font-size="10pt" style:font-size-asian="10pt" style:font-size-complex="12pt" fo:background-color="#C0C0C0"/>
    </style:style>
    <style:style style:name="P39" style:parent-style-name="ListParagraph" style:list-style-name="LFO3" style:family="paragraph">
      <style:paragraph-properties fo:margin-bottom="0.1041in" style:line-height-at-least="0.2083in"/>
    </style:style>
    <style:style style:name="T40" style:parent-style-name="SourceText" style:family="text">
      <style:text-properties style:font-name="Arial" style:font-name-complex="Arial" fo:color="#24292E" style:font-size-complex="12pt"/>
    </style:style>
    <style:style style:name="T41" style:parent-style-name="SourceText" style:family="text">
      <style:text-properties style:font-name="Arial" style:font-name-complex="Arial" fo:color="#24292E" style:font-size-complex="12pt"/>
    </style:style>
    <style:style style:name="T42" style:parent-style-name="SourceText" style:family="text">
      <style:text-properties style:font-name="Arial" style:font-name-complex="Arial" fo:color="#24292E" style:font-size-complex="12pt"/>
    </style:style>
    <style:style style:name="T43" style:parent-style-name="Hyperlink" style:family="text">
      <style:text-properties style:font-name="Arial" style:font-name-asian="Nimbus Mono L" style:font-name-complex="Arial" style:font-size-complex="12pt"/>
    </style:style>
    <style:style style:name="P44" style:parent-style-name="ListParagraph" style:list-style-name="LFO3" style:family="paragraph">
      <style:paragraph-properties fo:margin-bottom="0.1041in" style:line-height-at-least="0.2083in"/>
    </style:style>
    <style:style style:name="T45" style:parent-style-name="SourceText" style:family="text">
      <style:text-properties style:font-name="Arial" style:font-name-complex="Arial" fo:color="#24292E" style:font-size-complex="12pt"/>
    </style:style>
    <style:style style:name="T46" style:parent-style-name="SourceText" style:family="text">
      <style:text-properties style:font-name="Arial" style:font-name-complex="Arial" fo:color="#24292E" style:font-size-complex="12pt"/>
    </style:style>
    <style:style style:name="T47" style:parent-style-name="SourceText" style:family="text">
      <style:text-properties style:font-name="Arial" style:font-name-complex="Arial" fo:color="#24292E" style:font-size-complex="12pt"/>
    </style:style>
    <style:style style:name="P48" style:parent-style-name="ListParagraph" style:list-style-name="LFO3" style:family="paragraph">
      <style:paragraph-properties fo:margin-bottom="0.1041in" style:line-height-at-least="0.2083in"/>
    </style:style>
    <style:style style:name="T49" style:parent-style-name="SourceText" style:family="text">
      <style:text-properties style:font-name="Lucida Console" style:font-name-complex="Arial" fo:color="#24292E" style:font-size-complex="12pt" fo:background-color="#C0C0C0"/>
    </style:style>
    <style:style style:name="T50" style:parent-style-name="SourceText" style:family="text">
      <style:text-properties style:font-name="Lucida Console" style:font-name-complex="Arial" fo:color="#24292E" style:font-size-complex="12pt"/>
    </style:style>
    <style:style style:name="T51" style:parent-style-name="SourceText" style:family="text">
      <style:text-properties style:font-name="Arial" style:font-name-complex="Arial" fo:color="#24292E" style:font-size-complex="12pt"/>
    </style:style>
    <style:style style:name="P52" style:parent-style-name="Normal" style:family="paragraph">
      <style:paragraph-properties fo:margin-bottom="0.1041in"/>
    </style:style>
    <style:style style:name="T53" style:parent-style-name="SourceText" style:family="text">
      <style:text-properties style:font-name="Lucida Console" style:font-name-complex="Arial" fo:color="#24292E" fo:font-size="10pt" style:font-size-asian="10pt" fo:background-color="#C0C0C0"/>
    </style:style>
    <style:style style:name="P54" style:parent-style-name="Normal" style:family="paragraph">
      <style:paragraph-properties fo:margin-bottom="0.1041in"/>
    </style:style>
    <style:style style:name="T55" style:parent-style-name="SourceText" style:family="text">
      <style:text-properties style:font-name="Lucida Console" style:font-name-complex="Arial" fo:color="#24292E" fo:font-size="10pt" style:font-size-asian="10pt" fo:background-color="#C0C0C0"/>
    </style:style>
    <style:style style:name="P56" style:parent-style-name="Normal" style:family="paragraph">
      <style:paragraph-properties fo:margin-bottom="0.1041in"/>
    </style:style>
    <style:style style:name="T57" style:parent-style-name="SourceText" style:family="text">
      <style:text-properties style:font-name="Lucida Console" style:font-name-complex="Arial" fo:color="#24292E" fo:font-size="10pt" style:font-size-asian="10pt" fo:background-color="#C0C0C0"/>
    </style:style>
    <style:style style:name="P58" style:parent-style-name="Normal" style:family="paragraph">
      <style:paragraph-properties fo:margin-bottom="0.1041in"/>
    </style:style>
    <style:style style:name="T59" style:parent-style-name="SourceText" style:family="text">
      <style:text-properties style:font-name="Lucida Console" style:font-name-complex="Arial" fo:color="#24292E" fo:font-size="10pt" style:font-size-asian="10pt" fo:background-color="#C0C0C0"/>
    </style:style>
    <style:style style:name="P60" style:parent-style-name="Normal" style:family="paragraph">
      <style:paragraph-properties fo:margin-bottom="0.1041in"/>
    </style:style>
    <style:style style:name="T61" style:parent-style-name="SourceText" style:family="text">
      <style:text-properties style:font-name="Lucida Console" style:font-name-complex="Arial" fo:color="#24292E" fo:font-size="10pt" style:font-size-asian="10pt" fo:background-color="#C0C0C0"/>
    </style:style>
    <style:style style:name="P62" style:parent-style-name="Normal" style:family="paragraph">
      <style:paragraph-properties fo:margin-bottom="0.1041in"/>
    </style:style>
    <style:style style:name="T63" style:parent-style-name="SourceText" style:family="text">
      <style:text-properties style:font-name="Lucida Console" style:font-name-complex="Arial" fo:color="#24292E" fo:font-size="10pt" style:font-size-asian="10pt" fo:background-color="#C0C0C0"/>
    </style:style>
    <style:style style:name="P64" style:parent-style-name="Normal" style:family="paragraph">
      <style:paragraph-properties fo:margin-bottom="0.1041in"/>
    </style:style>
    <style:style style:name="T65" style:parent-style-name="SourceText" style:family="text">
      <style:text-properties style:font-name="Lucida Console" style:font-name-complex="Arial" fo:color="#24292E" fo:font-size="10pt" style:font-size-asian="10pt" fo:background-color="#C0C0C0"/>
    </style:style>
    <style:style style:name="P66" style:parent-style-name="Normal" style:family="paragraph">
      <style:paragraph-properties fo:margin-bottom="0.1041in"/>
    </style:style>
    <style:style style:name="T67" style:parent-style-name="SourceText" style:family="text">
      <style:text-properties style:font-name="Lucida Console" style:font-name-complex="Arial" fo:color="#24292E" fo:font-size="10pt" style:font-size-asian="10pt" fo:background-color="#C0C0C0"/>
    </style:style>
    <style:style style:name="P68" style:parent-style-name="Normal" style:family="paragraph">
      <style:paragraph-properties fo:margin-bottom="0.1041in"/>
    </style:style>
    <style:style style:name="T69" style:parent-style-name="SourceText" style:family="text">
      <style:text-properties style:font-name="Lucida Console" style:font-name-complex="Arial" fo:color="#24292E" fo:font-size="10pt" style:font-size-asian="10pt" fo:background-color="#C0C0C0"/>
    </style:style>
    <style:style style:name="P70" style:parent-style-name="Normal" style:family="paragraph">
      <style:paragraph-properties fo:margin-bottom="0.1041in"/>
    </style:style>
    <style:style style:name="T71" style:parent-style-name="SourceText" style:family="text">
      <style:text-properties style:font-name="Lucida Console" style:font-name-complex="Arial" fo:color="#24292E" fo:font-size="10pt" style:font-size-asian="10pt" fo:background-color="#C0C0C0"/>
    </style:style>
    <style:style style:name="P72" style:parent-style-name="Normal" style:family="paragraph">
      <style:paragraph-properties fo:margin-bottom="0.1041in"/>
    </style:style>
    <style:style style:name="P73" style:parent-style-name="ListParagraph" style:list-style-name="LFO3" style:family="paragraph">
      <style:paragraph-properties fo:margin-bottom="0.1041in"/>
    </style:style>
    <style:style style:name="T74" style:parent-style-name="SourceText" style:family="text">
      <style:text-properties style:font-name="Arial" style:font-name-complex="Arial" fo:color="#24292E" style:font-size-complex="12pt"/>
    </style:style>
    <style:style style:name="P75" style:parent-style-name="PreformattedText" style:family="paragraph">
      <style:paragraph-properties fo:line-height="145%"/>
      <style:text-properties style:font-name="Arial" style:font-name-complex="Arial" fo:color="#24292E" fo:font-size="12pt" style:font-size-asian="12pt" style:font-size-complex="12pt"/>
    </style:style>
    <style:style style:name="P76" style:parent-style-name="PreformattedText" style:family="paragraph">
      <style:paragraph-properties fo:line-height="145%"/>
      <style:text-properties style:font-name="Lucida Console" style:font-name-complex="Arial" fo:color="#24292E" style:font-size-complex="12pt" fo:background-color="#C0C0C0"/>
    </style:style>
    <style:style style:name="P77" style:parent-style-name="PreformattedText" style:family="paragraph">
      <style:paragraph-properties fo:line-height="145%"/>
    </style:style>
    <style:style style:name="T78" style:parent-style-name="DefaultParagraphFont" style:family="text">
      <style:text-properties style:font-name="Lucida Console" style:font-name-complex="Arial" fo:color="#24292E" style:font-size-complex="12pt" fo:background-color="#C0C0C0"/>
    </style:style>
    <style:style style:name="T79" style:parent-style-name="SourceText" style:family="text">
      <style:text-properties style:font-name="Lucida Console" style:font-name-complex="Arial" style:font-size-complex="12pt" fo:background-color="#C0C0C0"/>
    </style:style>
    <style:style style:name="P80" style:parent-style-name="PreformattedText" style:family="paragraph">
      <style:paragraph-properties fo:line-height="145%"/>
      <style:text-properties style:font-name="Lucida Console" style:font-name-complex="Arial" fo:color="#24292E" style:font-size-complex="12pt" fo:background-color="#C0C0C0"/>
    </style:style>
    <style:style style:name="P81" style:parent-style-name="PreformattedText" style:family="paragraph">
      <style:paragraph-properties fo:line-height="145%"/>
    </style:style>
    <style:style style:name="T82" style:parent-style-name="DefaultParagraphFont" style:family="text">
      <style:text-properties style:font-name="Lucida Console" style:font-name-complex="Arial" fo:color="#24292E" style:font-size-complex="12pt" fo:background-color="#C0C0C0"/>
    </style:style>
    <style:style style:name="T83" style:parent-style-name="DefaultParagraphFont" style:family="text">
      <style:text-properties style:font-name="Lucida Console" style:font-name-complex="Arial" fo:color="#D73A49" style:font-size-complex="12pt" fo:background-color="#C0C0C0"/>
    </style:style>
    <style:style style:name="T84" style:parent-style-name="DefaultParagraphFont" style:family="text">
      <style:text-properties style:font-name="Lucida Console" style:font-name-complex="Arial" fo:color="#24292E" style:font-size-complex="12pt" fo:background-color="#C0C0C0"/>
    </style:style>
    <style:style style:name="P85" style:parent-style-name="PreformattedText" style:family="paragraph">
      <style:paragraph-properties fo:line-height="145%"/>
      <style:text-properties style:font-name="Lucida Console" style:font-name-complex="Arial" fo:color="#24292E" style:font-size-complex="12pt" fo:background-color="#C0C0C0"/>
    </style:style>
    <style:style style:name="P86" style:parent-style-name="PreformattedText" style:family="paragraph">
      <style:paragraph-properties fo:line-height="145%"/>
      <style:text-properties style:font-name="Lucida Console" style:font-name-complex="Arial" fo:color="#24292E" style:font-size-complex="12pt" fo:background-color="#C0C0C0"/>
    </style:style>
    <style:style style:name="P87" style:parent-style-name="PreformattedText" style:family="paragraph">
      <style:paragraph-properties fo:line-height="145%"/>
      <style:text-properties style:font-name="Lucida Console" style:font-name-complex="Arial" fo:color="#24292E" style:font-size-complex="12pt" fo:background-color="#C0C0C0"/>
    </style:style>
    <style:style style:name="P88" style:parent-style-name="PreformattedText" style:family="paragraph">
      <style:paragraph-properties fo:line-height="145%"/>
      <style:text-properties style:font-name="Lucida Console" style:font-name-complex="Arial" fo:color="#24292E" style:font-size-complex="12pt" fo:background-color="#C0C0C0"/>
    </style:style>
    <style:style style:name="P89" style:parent-style-name="PreformattedText" style:family="paragraph">
      <style:paragraph-properties fo:line-height="145%"/>
      <style:text-properties style:font-name="Lucida Console" style:font-name-complex="Arial" fo:color="#24292E" style:font-size-complex="12pt" fo:background-color="#C0C0C0"/>
    </style:style>
    <style:style style:name="P90" style:parent-style-name="PreformattedText" style:family="paragraph">
      <style:paragraph-properties fo:line-height="145%"/>
      <style:text-properties style:font-name="Lucida Console" style:font-name-complex="Arial" fo:color="#24292E" fo:font-size="12pt" style:font-size-asian="12pt" style:font-size-complex="12pt"/>
    </style:style>
    <style:style style:name="P91" style:parent-style-name="PreformattedText" style:family="paragraph">
      <style:paragraph-properties fo:line-height="145%"/>
      <style:text-properties style:font-name="Arial" style:font-name-complex="Arial" fo:font-weight="bold" style:font-weight-asian="bold" fo:color="#24292E" fo:font-size="12pt" style:font-size-asian="12pt" style:font-size-complex="12pt" style:text-underline-type="single" style:text-underline-style="solid" style:text-underline-width="auto" style:text-underline-mode="continuous"/>
    </style:style>
    <style:style style:name="P92" style:parent-style-name="PreformattedText" style:family="paragraph">
      <style:paragraph-properties fo:line-height="145%"/>
      <style:text-properties style:font-name="Arial" style:font-name-complex="Arial" fo:font-weight="bold" style:font-weight-asian="bold" fo:color="#24292E" fo:font-size="12pt" style:font-size-asian="12pt" style:font-size-complex="12pt"/>
    </style:style>
    <style:style style:name="P93" style:parent-style-name="PreformattedText" style:family="paragraph">
      <style:paragraph-properties fo:line-height="145%"/>
    </style:style>
    <style:style style:name="T94" style:parent-style-name="Hyperlink" style:family="text">
      <style:text-properties style:font-name="Arial" style:font-name-complex="Arial" fo:font-size="12pt" style:font-size-asian="12pt" style:font-size-complex="12pt"/>
    </style:style>
    <style:style style:name="P95" style:parent-style-name="PreformattedText" style:family="paragraph">
      <style:paragraph-properties fo:line-height="145%"/>
      <style:text-properties style:font-name="Arial" style:font-name-complex="Arial" fo:color="#24292E" fo:font-size="12pt" style:font-size-asian="12pt" style:font-size-complex="12pt"/>
    </style:style>
    <style:style style:name="P96" style:parent-style-name="PreformattedText" style:family="paragraph">
      <style:paragraph-properties fo:line-height="145%"/>
      <style:text-properties style:font-name="Arial" style:font-name-complex="Arial" fo:font-weight="bold" style:font-weight-asian="bold" fo:color="#24292E" fo:font-size="12pt" style:font-size-asian="12pt" style:font-size-complex="12pt" style:text-underline-type="single" style:text-underline-style="solid" style:text-underline-width="auto" style:text-underline-mode="continuous"/>
    </style:style>
    <style:style style:name="P97" style:parent-style-name="PreformattedText" style:list-style-name="LFO5" style:family="paragraph">
      <style:paragraph-properties fo:line-height="145%"/>
    </style:style>
    <style:style style:name="T98" style:parent-style-name="Hyperlink" style:family="text">
      <style:text-properties style:font-name="Arial" style:font-name-complex="Arial" fo:font-weight="bold" style:font-weight-asian="bold" fo:font-size="12pt" style:font-size-asian="12pt" style:font-size-complex="12pt"/>
    </style:style>
    <style:style style:name="T99" style:parent-style-name="Hyperlink" style:family="text">
      <style:text-properties style:font-name="Arial" style:font-name-complex="Arial" fo:font-weight="bold" style:font-weight-asian="bold" fo:font-size="12pt" style:font-size-asian="12pt" style:font-size-complex="12pt"/>
    </style:style>
    <style:style style:name="T100" style:parent-style-name="Hyperlink" style:family="text">
      <style:text-properties style:font-name="Arial" style:font-name-complex="Arial" fo:font-weight="bold" style:font-weight-asian="bold" fo:font-size="12pt" style:font-size-asian="12pt" style:font-size-complex="12pt"/>
    </style:style>
    <style:style style:name="T101" style:parent-style-name="DefaultParagraphFont" style:family="text">
      <style:text-properties style:font-name="Arial" style:font-name-complex="Arial" fo:color="#24292E" fo:font-size="12pt" style:font-size-asian="12pt" style:font-size-complex="12pt"/>
    </style:style>
    <style:style style:name="P102" style:parent-style-name="PreformattedText" style:list-style-name="LFO5" style:family="paragraph">
      <style:paragraph-properties fo:line-height="145%"/>
    </style:style>
    <style:style style:name="T103" style:parent-style-name="DefaultParagraphFont" style:family="text">
      <style:text-properties style:font-name="Arial" style:font-name-complex="Arial" fo:color="#24292E" fo:font-size="12pt" style:font-size-asian="12pt" style:font-size-complex="12pt"/>
    </style:style>
    <style:style style:name="T104" style:parent-style-name="Hyperlink" style:family="text">
      <style:text-properties style:font-name="Arial" style:font-name-complex="Arial" fo:font-weight="bold" style:font-weight-asian="bold" fo:font-size="12pt" style:font-size-asian="12pt" style:font-size-complex="12pt"/>
    </style:style>
    <style:style style:name="T105" style:parent-style-name="DefaultParagraphFont" style:family="text">
      <style:text-properties style:font-name="Arial" style:font-name-complex="Arial" fo:color="#24292E" fo:font-size="12pt" style:font-size-asian="12pt" style:font-size-complex="12pt"/>
    </style:style>
    <style:style style:name="P106" style:parent-style-name="PreformattedText" style:list-style-name="LFO5" style:family="paragraph">
      <style:paragraph-properties fo:line-height="145%"/>
    </style:style>
    <style:style style:name="T107" style:parent-style-name="Hyperlink" style:family="text">
      <style:text-properties style:font-name="Arial" style:font-name-complex="Arial" fo:font-weight="bold" style:font-weight-asian="bold" fo:font-size="12pt" style:font-size-asian="12pt" style:font-size-complex="12pt"/>
    </style:style>
    <style:style style:name="T108" style:parent-style-name="DefaultParagraphFont" style:family="text">
      <style:text-properties style:font-name="Arial" style:font-name-complex="Arial" fo:font-weight="bold" style:font-weight-asian="bold" fo:color="#24292E" fo:font-size="12pt" style:font-size-asian="12pt" style:font-size-complex="12pt"/>
    </style:style>
    <style:style style:name="T109" style:parent-style-name="DefaultParagraphFont" style:family="text">
      <style:text-properties style:font-name="Arial" style:font-name-complex="Arial" fo:font-weight="bold" style:font-weight-asian="bold" fo:color="#24292E" fo:font-size="12pt" style:font-size-asian="12pt" style:font-size-complex="12pt"/>
    </style:style>
    <style:style style:name="P110" style:parent-style-name="PreformattedText" style:family="paragraph">
      <style:paragraph-properties fo:line-height="145%"/>
      <style:text-properties style:font-name="Arial" style:font-name-complex="Arial" fo:color="#24292E" fo:font-size="12pt" style:font-size-asian="12pt" style:font-size-complex="12pt"/>
    </style:style>
    <style:style style:name="P111" style:parent-style-name="PreformattedText" style:family="paragraph">
      <style:paragraph-properties fo:line-height="145%"/>
      <style:text-properties style:font-name="Arial" style:font-name-complex="Arial" fo:color="#24292E" fo:font-size="12pt" style:font-size-asian="12pt" style:font-size-complex="12pt"/>
    </style:style>
  </office:automatic-styles>
  <office:body>
    <office:text text:use-soft-page-breaks="true">
      <text:p text:style-name="P1"><text:span text:style-name="T2">Morugamu Open CV Project</text:span></text:p>
      <text:p text:style-name="P3"/>
      <text:p text:style-name="Normal"><text:span text:style-name="T4">Stuff to<text:s/></text:span><text:span text:style-name="T5">enter in the console will be denoted like this:</text:span></text:p>
      <text:p text:style-name="Normal"/>
      <text:p text:style-name="Normal"><text:span text:style-name="T6">Sudo apt-get ‘example thing’</text:span></text:p>
      <text:p text:style-name="Normal"/>
      <text:p text:style-name="Normal"><text:span text:style-name="T7">So,</text:span><text:span text:style-name="T8"><text:s/>this will be a guide to do all of this in<text:s/></text:span><text:span text:style-name="T9">Linux Ubuntu 16.04</text:span><text:span text:style-name="T10"><text:s/>(This most likely also works for Mac OS since it is also Unix)</text:span><text:span text:style-name="T11"><text:s/></text:span><text:span text:style-name="T12"><text:line-break/></text:span><text:span text:style-name="T13">(You might be able to do it in windows, Daniel Flohr has more info on that)</text:span></text:p>
      <text:p text:style-name="Normal"/>
      <text:list text:style-name="LFO3" text:continue-numbering="true">
        <text:list-item>
          <text:p text:style-name="P14"><text:span text:style-name="T15">CREATE A FRESH FOLDER (</text:span><text:span text:style-name="T16">NOT IN DOWNLOADS OR DESKTOP</text:span><text:span text:style-name="T17">).</text:span><text:span text:style-name="T18"><text:line-break/>Create this new folder in, for example, the Documents folder. Name it, “Morugamu_CV” exactly in that casing and spelling.</text:span></text:p>
        </text:list-item>
        <text:list-item>
          <text:p text:style-name="P19"><text:span text:style-name="T20">Inside that “Morugamu_CV” Folder clone the tensorflow “models” folder:</text:span><text:span text:style-name="T21"><text:line-break/></text:span><text:a xlink:href="https://github.com/tensorflow/models" office:target-frame-name="_top" xlink:show="replace"><text:span text:style-name="T22">https://github.com/tensorflow/models</text:span></text:a></text:p>
        </text:list-item>
        <text:list-item>
          <text:p text:style-name="P23"><text:span text:style-name="T24">Install Python<text:s/></text:span><text:span text:style-name="T25">3.6.6:</text:span><text:span text:style-name="T26"><text:line-break/></text:span><text:a xlink:href="https://www.python.org/downloads/release/python-366/" office:target-frame-name="_top" xlink:show="replace"><text:span text:style-name="T27">https://www.python.org/downloads/release/python-366/</text:span></text:a></text:p>
        </text:list-item>
        <text:list-item>
          <text:p text:style-name="P28"><text:span text:style-name="T29">Install Anaconda</text:span><text:span text:style-name="T30"><text:s/>for<text:s/></text:span><text:span text:style-name="T31">PYTHON 3.6 VERSION</text:span><text:span text:style-name="T32"><text:s/>for Linux (or preferred platform):</text:span><text:span text:style-name="T33"><text:line-break/></text:span><text:a xlink:href="https://www.anaconda.com/download/#linux" office:target-frame-name="_top" xlink:show="replace"><text:span text:style-name="T34">https://www.anaconda.com/download/#linux</text:span></text:a></text:p>
        </text:list-item>
        <text:list-item>
          <text:p text:style-name="P35"><text:span text:style-name="T36">Download pip using this command in linux:</text:span><text:span text:style-name="T37"><text:line-break/></text:span><text:span text:style-name="T38">sudo apt-get install python-pip</text:span></text:p>
        </text:list-item>
        <text:list-item>
          <text:p text:style-name="P39"><text:span text:style-name="T40">Then follow this guide to install tensorflow</text:span><text:span text:style-name="T41">:</text:span><text:span text:style-name="T42"><text:line-break/></text:span><text:a xlink:href="https://towardsdatascience.com/real-time-object-detection-api-using-tensorflow-and-opencv-47b505d745c4" office:target-frame-name="_top" xlink:show="replace"><text:span text:style-name="T43">https://towardsdatascience.com/real-time-object-detection-api-using-tensorflow-and-opencv-47b505d745c4</text:span></text:a></text:p>
        </text:list-item>
        <text:list-item>
          <text:p text:style-name="P44"><text:span text:style-name="T45">Let us go back to the tensorflow “models” folder inside the “Morugamu_CV” folder in your Documents. Navigate to model</text:span><text:span text:style-name="T46">s</text:span><text:span text:style-name="T47">/research/ and in this folder you will paste the “fish-detection” folder in.</text:span></text:p>
        </text:list-item>
        <text:list-item>
          <text:p text:style-name="P48"><text:span text:style-name="T49">cd</text:span><text:span text:style-name="T50"><text:s/></text:span><text:span text:style-name="T51">into the Morugamu_CV/models/research directory and run this following command line thingy:</text:span></text:p>
        </text:list-item>
      </text:list>
      <text:p text:style-name="P52"><text:span text:style-name="T53">PIPELINE_CONFIG_PATH=fish_detection/models/model/ssd_mobilenet_v1_pets.config</text:span></text:p>
      <text:p text:style-name="P54"><text:span text:style-name="T55">MODEL_DIR=fish_detection/models/model/</text:span></text:p>
      <text:p text:style-name="P56"><text:span text:style-name="T57">NUM_TRAIN_STEPS=50000</text:span></text:p>
      <text:p text:style-name="P58"><text:span text:style-name="T59">NUM_EVAL_STEPS=2000</text:span></text:p>
      <text:p text:style-name="P60"><text:span text:style-name="T61">python fish_detection/model_main.py \</text:span></text:p>
      <text:p text:style-name="P62"><text:span text:style-name="T63"><text:s text:c="4"/>--pipeline_config_path=${PIPELINE_CONFIG_PATH} \</text:span></text:p>
      <text:p text:style-name="P64"><text:span text:style-name="T65"><text:s text:c="4"/>--model_dir=${MODEL_DIR} \</text:span></text:p>
      <text:p text:style-name="P66"><text:span text:style-name="T67"><text:s text:c="4"/>--num_train_steps=${NUM_TRAIN_STEPS} \</text:span></text:p>
      <text:p text:style-name="P68"><text:span text:style-name="T69"><text:s text:c="4"/>--num_eval_steps=${NUM_EVAL_STEPS} \</text:span></text:p>
      <text:p text:style-name="P70"><text:span text:style-name="T71"><text:s text:c="4"/>--alsologtostderr</text:span></text:p>
      <text:p text:style-name="P72"/>
      <text:list text:style-name="LFO3" text:continue-numbering="true">
        <text:list-item>
          <text:p text:style-name="P73"><text:span text:style-name="T74">After debugging all the issues/errors that come with running this line in the command prompt, your terminal may spit out warning, but if there are no specific errors, that means you might be training the model. This is as far as we got, I don’t know what else to do after this. Here are some helpful things: [down below]</text:span></text:p>
        </text:list-item>
      </text:list>
      <text:p text:style-name="P75">Don’t remember what this is for, but seems useful:</text:p>
      <text:p text:style-name="P76">INPUT_TYPE=image_tensor</text:p>
      <text:p text:style-name="P77"><text:span text:style-name="T78">PIPELINE_CONFIG_PATH=<text:s/></text:span><text:span text:style-name="T79">fish_detection/models/model/pipeline.config</text:span></text:p>
      <text:p text:style-name="P80">TRAINED_CKPT_PREFIX={path to model.ckpt}</text:p>
      <text:p text:style-name="P81"><text:span text:style-name="T82">EXPORT_DIR={path to folder that will be used<text:s/></text:span><text:span text:style-name="T83">for</text:span><text:span text:style-name="T84"><text:s/>export}</text:span></text:p>
      <text:p text:style-name="P85">python object_detection/export_inference_graph.py \</text:p>
      <text:p text:style-name="P86"><text:s text:c="4"/>--input_type=${INPUT_TYPE} \</text:p>
      <text:p text:style-name="P87"><text:s text:c="4"/>--pipeline_config_path=${PIPELINE_CONFIG_PATH} \</text:p>
      <text:p text:style-name="P88"><text:s text:c="4"/>--trained_checkpoint_prefix=${TRAINED_CKPT_PREFIX} \</text:p>
      <text:p text:style-name="P89"><text:s text:c="4"/>--output_directory=${EXPORT_DIR}</text:p>
      <text:p text:style-name="P90"/>
      <text:p text:style-name="P91">Articles:</text:p>
      <text:p text:style-name="P92">Raccoon Detector (what we based our entire project off of):</text:p>
      <text:p text:style-name="P93"><text:a xlink:href="https://towardsdatascience.com/how-to-train-your-own-object-detector-with-tensorflows-object-detector-api-bec72ecfe1d9" office:target-frame-name="_top" xlink:show="replace"><text:span text:style-name="T94">https://towardsdatascience.com/how-to-train-your-own-object-detector-with-tensorflows-object-detector-api-bec72ecfe1d9</text:span></text:a></text:p>
      <text:p text:style-name="P95"/>
      <text:p text:style-name="P96">Softwares:</text:p>
      <text:list text:style-name="LFO5" text:continue-numbering="true">
        <text:list-item>
          <text:p text:style-name="P97"><text:a xlink:href="https://www.imagemagick.org/script/index.php" office:target-frame-name="_top" xlink:show="replace"><text:span text:style-name="T98">ImageMag</text:span><text:bookmark-start text:name="_Hlt522422374"/><text:bookmark-start text:name="_Hlt522422375"/><text:span text:style-name="T99">i</text:span><text:bookmark-end text:name="_Hlt522422374"/><text:bookmark-end text:name="_Hlt522422375"/><text:span text:style-name="T100">ck</text:span></text:a><text:span text:style-name="T101"><text:s/>for Linux is really helpful for batch image renaming or resizing. We recommend 600px landscape width for training image sets.</text:span></text:p>
        </text:list-item>
        <text:list-item>
          <text:p text:style-name="P102"><text:span text:style-name="T103">^^<text:s/></text:span><text:a xlink:href="https://www.xnview.com/en/xnviewmp/#downloads" office:target-frame-name="_top" xlink:show="replace"><text:span text:style-name="T104">XnView for Windows</text:span></text:a><text:span text:style-name="T105"><text:s/>^^</text:span></text:p>
        </text:list-item>
        <text:list-item>
          <text:p text:style-name="P106"><text:a xlink:href="https://github.com/tzutalin/labelImg" office:target-frame-name="_top" xlink:show="replace"><text:span text:style-name="T107">LabelImg</text:span></text:a><text:span text:style-name="T108">: Annotating Images<text:s/></text:span><text:span text:style-name="T109">to train a model. Exports to xml files.</text:span></text:p>
        </text:list-item>
      </text:list>
      <text:p text:style-name="P110"/>
      <text:p text:style-name="P1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SourceText" style:display-name="Source Text" style:family="text">
      <style:text-properties style:font-name="Liberation Mono" style:font-name-asian="Nimbus Mono L" style:font-name-complex="Liberation Mono"/>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fo:font-weight="bold" style:font-weight-asian="bold"/>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2"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3"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4"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5"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6"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level-style-number text:level="7" style:num-suffix="." style:num-format="1">
        <style:list-level-properties text:space-before="5.25in" text:min-label-width="0.25in" text:list-level-position-and-space-mode="label-alignment">
          <style:list-level-label-alignment text:label-followed-by="listtab" fo:margin-left="5.5in" fo:text-indent="-0.25in"/>
        </style:list-level-properties>
      </text:list-level-style-number>
      <text:list-level-style-number text:level="8" style:num-suffix="." style:num-format="a" style:num-letter-sync="true">
        <style:list-level-properties text:space-before="5.75in" text:min-label-width="0.25in" text:list-level-position-and-space-mode="label-alignment">
          <style:list-level-label-alignment text:label-followed-by="listtab" fo:margin-left="6in" fo:text-indent="-0.25in"/>
        </style:list-level-properties>
      </text:list-level-style-number>
      <text:list-level-style-number text:level="9" style:num-suffix="." style:num-format="i">
        <style:list-level-properties fo:text-align="end" text:space-before="6.375in" text:min-label-width="0.125in" text:list-level-position-and-space-mode="label-alignment">
          <style:list-level-label-alignment text:label-followed-by="listtab" fo:margin-left="6.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unal</meta:initial-creator>
    <dc:creator>Kunal</dc:creator>
    <meta:creation-date>2018-08-16T13:41:00Z</meta:creation-date>
    <dc:date>2018-08-19T13:13:00Z</dc:date>
    <meta:print-date>2018-08-19T13:12:00Z</meta:print-date>
    <meta:template xlink:href="Normal" xlink:type="simple"/>
    <meta:editing-cycles>9</meta:editing-cycles>
    <meta:editing-duration>PT5340S</meta:editing-duration>
    <meta:document-statistic meta:page-count="1" meta:paragraph-count="7" meta:word-count="528" meta:character-count="3531" meta:row-count="25" meta:non-whitespace-character-count="3010"/>
  </office:meta>
</office:document-meta>
</file>